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P20" style:parent-style-name="podpis" style:family="paragraph">
      <style:paragraph-properties fo:margin-top="0.3333in"/>
    </style:style>
    <style:style style:name="T21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3/2024</text:p>
            <text:p text:style-name="Normální">KVOP-29939/2024</text:p>
            <text:p text:style-name="Normální">26. 07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Š. K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K.,</text:p>
      <text:p text:style-name="Základnítext">dne 22. července 2024 obdržela Kancelář veřejného ochránce práv Vaši žádost o informace. Píšete, že máte Sborník stanovisek veřejného ochránce<text:s/>práv Vězeňství II, ale chtěli byste „novou knihu“, protože „hodně se toho v zákonech změnilo.“</text:p>
      <text:p text:style-name="Základnítext"><text:span text:style-name="Silné">Dáváme Vám tyto informace</text:span>:</text:p>
      <text:p text:style-name="Základnítext"><text:span text:style-name="T18">Zpráva z návštěv zařízení – vazební věznice, 2022. Je to poslední publikace, kterou Kancelář veřejného ochránce práv dosud vydala k vě</text:span><text:span text:style-name="T19">zeňství. Novější Sborník stanovisek veřejného ochránce práv k vězeňství neexistuje.</text:span></text:p>
      <text:p text:style-name="Základnítext">S pozdravem</text:p>
      <text:p text:style-name="Základnítext"/>
      <text:p text:style-name="Základnítext"/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21">Zpráva z návštěv zařízení – vazební věznice, 2022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O36Q*</text:span></text:p>
        <text:p text:style-name="P12"><text:span text:style-name="T13">KVOPX00EO36Q</text:span>KVOPX00EO36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1T10:09:00Z</meta:creation-date>
    <dc:date>2024-08-21T10:14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27" meta:character-count="878" meta:row-count="6" meta:non-whitespace-character-count="752"/>
  </office:meta>
</office:document-meta>
</file>